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 .mozilla</text:p>
      <text:p text:style-name="Standard">cd firefox</text:p>
      <text:p text:style-name="Standard">mv profiles.ini profiles.ini.s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8:26:56</meta:creation-date>
    <dc:date>2013-01-08T13:01:16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" meta:word-count="7" meta:character-count="52" meta:non-whitespace-character-count="48"/>
  </office:meta>
</office:document-meta>
</file>